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joFileStorageProvider.load( String fil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joFileStorageProvider.remove( String file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joFileStorageProvider.save( String filePath ,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